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d11" officeooo:paragraph-rsid="00002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suis le tes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2-18T10:53:02.478000000</dc:date>
    <meta:editing-duration>PT10S</meta:editing-duration>
    <meta:editing-cycles>1</meta:editing-cycles>
    <meta:document-statistic meta:table-count="0" meta:image-count="0" meta:object-count="0" meta:page-count="1" meta:paragraph-count="1" meta:word-count="5" meta:character-count="17" meta:non-whitespace-character-count="13"/>
  </office:meta>
</office:document-meta>
</file>